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officeooo:paragraph-rsid="001c4017"/>
    </style:style>
    <style:style style:name="P5" style:family="paragraph" style:parent-style-name="Azione_20_attore">
      <style:text-properties officeooo:paragraph-rsid="001c4017"/>
    </style:style>
    <style:style style:name="P6" style:family="paragraph" style:parent-style-name="Azione_20_sistema">
      <style:text-properties officeooo:paragraph-rsid="001c4017"/>
    </style:style>
    <style:style style:name="P7" style:family="paragraph" style:parent-style-name="Table_20_Contents">
      <style:text-properties officeooo:paragraph-rsid="001c4017"/>
    </style:style>
    <style:style style:name="T1" style:family="text">
      <style:text-properties officeooo:rsid="001c4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1">Visualizzazione argom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sistema forum e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46835" text:style-name="Numerazione_20_UC">
              <text:list-item text:start-value="1">
                <text:p text:style-name="P5"><text:span text:style-name="T1">L'utente apre una sezione del forum</text:span></text:p>
              </text:list-item>
              <text:list-item>
                <text:p text:style-name="P6"><text:span text:style-name="T1">Il sistema genera la pagina richiesta (include Visualizza Lista Argomenti)</text:span></text:p>
              </text:list-item>
              <text:list-item>
                <text:p text:style-name="P5"><text:span text:style-name="T1">L'utente seleziona un argomento </text:span></text:p>
              </text:list-item>
              <text:list-item>
                <text:p text:style-name="P6"><text:span text:style-name="T1">Il sistema genera la pagina dell'argoment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<text:span text:style-name="T1">L'utente legge correttamente l'argomento richiesto</text:span></text:p>
            <text:p text:style-name="P7"><text:span text:style-name="T1">L'utente non legge l'argomento poiché non esis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Eventuali requisiti qualitativi particolari previsti per il caso d'us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0D</meta:editing-duration>
    <meta:editing-cycles>2</meta:editing-cycles>
    <meta:generator>LibreOffice/3.6$Windows_x86 LibreOffice_project/da8c1e6-fd468f4-454e206-f42a4a9-143cfd</meta:generator>
    <dc:date>2012-10-19T22:24:13.41</dc:date>
    <meta:document-statistic meta:table-count="1" meta:image-count="0" meta:object-count="0" meta:page-count="1" meta:paragraph-count="19" meta:word-count="117" meta:character-count="817" meta:non-whitespace-character-count="722"/>
  </office:meta>
</office:document-meta>
</file>